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 fo:text-indent="-0.4916in">
        <style:tab-stops/>
      </style:paragraph-properties>
    </style:style>
    <style:style style:name="P3" style:parent-style-name="Normal" style:family="paragraph">
      <style:paragraph-properties fo:margin-left="0.4895in" fo:text-indent="-0.4895in">
        <style:tab-stops/>
      </style:paragraph-properties>
    </style:style>
    <style:style style:name="P4" style:parent-style-name="Normal" style:family="paragraph">
      <style:paragraph-properties fo:margin-left="0.9833in">
        <style:tab-stops/>
      </style:paragraph-properties>
    </style:style>
    <style:style style:name="T5" style:parent-style-name="DefaultParagraphFont" style:family="text">
      <style:text-properties style:font-name="Arial" style:font-name-complex="Arial"/>
    </style:style>
    <style:style style:name="P6" style:parent-style-name="Normal" style:family="paragraph">
      <style:paragraph-properties fo:margin-left="0.9833in">
        <style:tab-stops/>
      </style:paragraph-properties>
    </style:style>
    <style:style style:name="T7" style:parent-style-name="DefaultParagraphFont" style:family="text">
      <style:text-properties style:font-name="Arial" style:font-name-complex="Arial"/>
    </style:style>
    <style:style style:name="P8" style:parent-style-name="Normal" style:family="paragraph">
      <style:paragraph-properties fo:margin-left="0.9833in">
        <style:tab-stops/>
      </style:paragraph-properties>
    </style:style>
    <style:style style:name="T9" style:parent-style-name="DefaultParagraphFont" style:family="text">
      <style:text-properties style:font-name="Arial" style:font-name-complex="Arial"/>
    </style:style>
    <style:style style:name="T10" style:parent-style-name="DefaultParagraphFont" style:family="text">
      <style:text-properties fo:background-color="#FFFF00"/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DefaultParagraphFont" style:family="text">
      <style:text-properties style:font-name="Arial" style:font-name-complex="Arial"/>
    </style:style>
    <style:style style:name="P13" style:parent-style-name="Normal" style:family="paragraph">
      <style:paragraph-properties fo:margin-left="0.9833in">
        <style:tab-stops/>
      </style:paragraph-properties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fo:background-color="#FFFF00"/>
    </style:style>
    <style:style style:name="P16" style:parent-style-name="Normal" style:family="paragraph">
      <style:paragraph-properties fo:margin-left="0.9833in">
        <style:tab-stops/>
      </style:paragraph-properties>
    </style:style>
    <style:style style:name="T17" style:parent-style-name="DefaultParagraphFont" style:family="text">
      <style:text-properties style:font-name="Arial" style:font-name-complex="Arial"/>
    </style:style>
    <style:style style:name="P18" style:parent-style-name="Normal" style:family="paragraph">
      <style:paragraph-properties fo:text-indent="0.4916in"/>
    </style:style>
    <style:style style:name="T19" style:parent-style-name="DefaultParagraphFont" style:family="text">
      <style:text-properties style:font-name="Arial" style:font-name-complex="Arial"/>
    </style:style>
    <style:style style:name="T20" style:parent-style-name="DefaultParagraphFont" style:family="text">
      <style:text-properties fo:background-color="#FFFF00"/>
    </style:style>
    <style:style style:name="P21" style:parent-style-name="Normal" style:family="paragraph">
      <style:paragraph-properties fo:margin-left="0.9833in">
        <style:tab-stops/>
      </style:paragraph-properties>
    </style:style>
    <style:style style:name="T22" style:parent-style-name="DefaultParagraphFont" style:family="text">
      <style:text-properties style:font-name="Arial" style:font-name-complex="Arial"/>
    </style:style>
    <style:style style:name="P23" style:parent-style-name="Normal" style:family="paragraph">
      <style:paragraph-properties fo:margin-left="0.9833in">
        <style:tab-stops/>
      </style:paragraph-properties>
    </style:style>
    <style:style style:name="T24" style:parent-style-name="DefaultParagraphFont" style:family="text">
      <style:text-properties style:font-name="Arial" style:font-name-complex="Arial"/>
    </style:style>
    <style:style style:name="P25" style:parent-style-name="Normal" style:family="paragraph">
      <style:paragraph-properties fo:margin-left="0.9833in">
        <style:tab-stops/>
      </style:paragraph-properties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fo:background-color="#FFFF00"/>
    </style:style>
    <style:style style:name="P28" style:parent-style-name="Normal" style:family="paragraph">
      <style:paragraph-properties fo:margin-left="0.9833in">
        <style:tab-stops/>
      </style:paragraph-properties>
    </style:style>
    <style:style style:name="T29" style:parent-style-name="DefaultParagraphFont" style:family="text">
      <style:text-properties style:font-name="Arial" style:font-name-complex="Arial"/>
    </style:style>
    <style:style style:name="P30" style:parent-style-name="Normal" style:family="paragraph">
      <style:paragraph-properties fo:margin-left="0.9833in">
        <style:tab-stops/>
      </style:paragraph-properties>
    </style:style>
    <style:style style:name="T31" style:parent-style-name="DefaultParagraphFont" style:family="text">
      <style:text-properties style:font-name="Arial" style:font-name-complex="Arial"/>
    </style:style>
    <style:style style:name="P32" style:parent-style-name="Normal" style:family="paragraph">
      <style:paragraph-properties fo:margin-left="0.9833in">
        <style:tab-stops/>
      </style:paragraph-properties>
    </style:style>
    <style:style style:name="T33" style:parent-style-name="DefaultParagraphFont" style:family="text">
      <style:text-properties style:font-name="Arial" style:font-name-complex="Arial"/>
    </style:style>
    <style:style style:name="T34" style:parent-style-name="DefaultParagraphFont" style:family="text">
      <style:text-properties style:font-name-complex="Calibri"/>
    </style:style>
    <style:style style:name="P35" style:parent-style-name="Normal" style:family="paragraph">
      <style:paragraph-properties fo:margin-left="0.9833in">
        <style:tab-stops/>
      </style:paragraph-properties>
    </style:style>
    <style:style style:name="T36" style:parent-style-name="DefaultParagraphFont" style:family="text">
      <style:text-properties style:font-name="Arial" style:font-name-complex="Arial"/>
    </style:style>
    <style:style style:name="P37" style:parent-style-name="Normal" style:family="paragraph">
      <style:paragraph-properties fo:margin-left="0.9833in">
        <style:tab-stops/>
      </style:paragraph-properties>
    </style:style>
    <style:style style:name="T38" style:parent-style-name="DefaultParagraphFont" style:family="text">
      <style:text-properties style:font-name="Arial" style:font-name-complex="Arial"/>
    </style:style>
    <style:style style:name="P39" style:parent-style-name="Normal" style:family="paragraph">
      <style:paragraph-properties fo:margin-left="0.9833in">
        <style:tab-stops/>
      </style:paragraph-properties>
    </style:style>
    <style:style style:name="T40" style:parent-style-name="DefaultParagraphFont" style:family="text">
      <style:text-properties style:font-name="Arial" style:font-name-complex="Arial"/>
    </style:style>
    <style:style style:name="P41" style:parent-style-name="Normal" style:family="paragraph">
      <style:paragraph-properties fo:margin-left="0.9833in">
        <style:tab-stops/>
      </style:paragraph-properties>
    </style:style>
    <style:style style:name="T42" style:parent-style-name="DefaultParagraphFont" style:family="text">
      <style:text-properties style:font-name="Arial" style:font-name-complex="Arial"/>
    </style:style>
    <style:style style:name="P43" style:parent-style-name="Normal" style:family="paragraph">
      <style:paragraph-properties fo:margin-left="0.9833in">
        <style:tab-stops/>
      </style:paragraph-properties>
    </style:style>
    <style:style style:name="T44" style:parent-style-name="DefaultParagraphFont" style:family="text">
      <style:text-properties style:font-name="Arial" style:font-name-complex="Arial"/>
    </style:style>
    <style:style style:name="P45" style:parent-style-name="Normal" style:family="paragraph">
      <style:paragraph-properties fo:margin-left="0.9833in">
        <style:tab-stops/>
      </style:paragraph-properties>
    </style:style>
    <style:style style:name="T46" style:parent-style-name="DefaultParagraphFont" style:family="text">
      <style:text-properties style:font-name="Arial" style:font-name-complex="Arial"/>
    </style:style>
    <style:style style:name="P47" style:parent-style-name="Normal" style:family="paragraph">
      <style:paragraph-properties fo:margin-left="0.9833in">
        <style:tab-stops/>
      </style:paragraph-properties>
    </style:style>
    <style:style style:name="T48" style:parent-style-name="DefaultParagraphFont" style:family="text">
      <style:text-properties style:font-name="Arial" style:font-name-complex="Arial"/>
    </style:style>
    <style:style style:name="P49" style:parent-style-name="Normal" style:family="paragraph">
      <style:paragraph-properties fo:margin-left="0.9833in">
        <style:tab-stops/>
      </style:paragraph-properties>
    </style:style>
    <style:style style:name="T50" style:parent-style-name="DefaultParagraphFont" style:family="text">
      <style:text-properties style:font-name="Arial" style:font-name-complex="Arial"/>
    </style:style>
    <style:style style:name="P51" style:parent-style-name="Normal" style:family="paragraph">
      <style:paragraph-properties fo:margin-left="0.9833in">
        <style:tab-stops/>
      </style:paragraph-properties>
    </style:style>
    <style:style style:name="T52" style:parent-style-name="DefaultParagraphFont" style:family="text">
      <style:text-properties style:font-name="Arial" style:font-name-complex="Arial"/>
    </style:style>
    <style:style style:name="T53" style:parent-style-name="DefaultParagraphFont" style:family="text">
      <style:text-properties fo:background-color="#FFFF00"/>
    </style:style>
    <style:style style:name="P54" style:parent-style-name="Normal" style:family="paragraph">
      <style:paragraph-properties fo:margin-left="0.9833in">
        <style:tab-stops/>
      </style:paragraph-properties>
    </style:style>
    <style:style style:name="T55" style:parent-style-name="DefaultParagraphFont" style:family="text">
      <style:text-properties style:font-name="Arial" style:font-name-complex="Arial"/>
    </style:style>
    <style:style style:name="P56" style:parent-style-name="Normal" style:family="paragraph">
      <style:paragraph-properties fo:margin-left="0.9833in">
        <style:tab-stops/>
      </style:paragraph-properties>
    </style:style>
    <style:style style:name="P57" style:parent-style-name="Normal" style:family="paragraph">
      <style:paragraph-properties fo:margin-left="0.9833in">
        <style:tab-stops/>
      </style:paragraph-properties>
    </style:style>
    <style:style style:name="P58" style:parent-style-name="Normal" style:family="paragraph">
      <style:paragraph-properties fo:margin-left="0.9833in">
        <style:tab-stops/>
      </style:paragraph-properties>
    </style:style>
    <style:style style:name="T59" style:parent-style-name="DefaultParagraphFont" style:family="text">
      <style:text-properties style:font-name="Arial" style:font-name-complex="Arial"/>
    </style:style>
    <style:style style:name="T60" style:parent-style-name="DefaultParagraphFont" style:family="text">
      <style:text-properties style:font-name-complex="Calibri"/>
    </style:style>
    <style:style style:name="T61" style:parent-style-name="DefaultParagraphFont" style:family="text">
      <style:text-properties style:font-name-complex="Calibri"/>
    </style:style>
    <style:style style:name="T62" style:parent-style-name="DefaultParagraphFont" style:family="text">
      <style:text-properties style:font-name-complex="Calibri"/>
    </style:style>
    <style:style style:name="P63" style:parent-style-name="Normal" style:family="paragraph">
      <style:paragraph-properties fo:margin-left="0.9833in">
        <style:tab-stops/>
      </style:paragraph-properties>
    </style:style>
    <style:style style:name="T64" style:parent-style-name="DefaultParagraphFont" style:family="text">
      <style:text-properties style:font-name="Arial" style:font-name-complex="Arial"/>
    </style:style>
    <style:style style:name="T65" style:parent-style-name="DefaultParagraphFont" style:family="text">
      <style:text-properties style:font-name-complex="Calibri"/>
    </style:style>
    <style:style style:name="P66" style:parent-style-name="Normal" style:family="paragraph">
      <style:paragraph-properties fo:margin-left="0.9833in">
        <style:tab-stops/>
      </style:paragraph-properties>
    </style:style>
    <style:style style:name="T67" style:parent-style-name="DefaultParagraphFont" style:family="text">
      <style:text-properties style:font-name="Arial" style:font-name-complex="Arial"/>
    </style:style>
    <style:style style:name="T68" style:parent-style-name="DefaultParagraphFont" style:family="text">
      <style:text-properties style:font-name-complex="Calibri"/>
    </style:style>
    <style:style style:name="T69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Trabajo Desarrollo Web en DIW<text:s/></text:p>
      <text:p text:style-name="Normal">Este trabajo consiste en incluir todos los componentes, utilidades de bootstrap vistos en clase y emplear los conceptos básicos de sass, en el proyecto de una aplicación web.<text:s/></text:p>
      <text:p text:style-name="Normal">El trabajo deberá<text:s/>incluir lo siguiente:<text:s/></text:p>
      <text:p text:style-name="Normal"/>
      <text:p text:style-name="Normal">● Un css generado por sass dónde se utilice lo siguiente (1.3 puntos):<text:s/></text:p>
      <text:p text:style-name="Normal"><text:s/>-<text:tab/>Partials (0.2 puntos)<text:s/></text:p>
      <text:p text:style-name="Normal"><text:s/>-<text:tab/>Herencia (0.2 puntos)<text:s/></text:p>
      <text:p text:style-name="Normal"><text:s/>-<text:tab/>Mixins (0.2 puntos)<text:s/></text:p>
      <text:p text:style-name="Normal"><text:s/>-<text:tab/>Funciones (0.2 puntos)<text:s/></text:p>
      <text:p text:style-name="Normal"><text:s/>-<text:tab/>Alguna estructura de control (0.2 puntos(0.1 punto por<text:s/>cada estructura))<text:s/></text:p>
      <text:p text:style-name="Normal">-<text:tab/>Usar variables (0.2 puntos)<text:s/></text:p>
      <text:p text:style-name="Normal"><text:s/>-<text:tab/>Usar lista o mapas (0.1 puntos)<text:s/></text:p>
      <text:p text:style-name="Normal"/>
      <text:p text:style-name="Normal">● Bootstrap (7.7 puntos):<text:s/></text:p>
      <text:p text:style-name="P2">-<text:tab/>Usar un contenedor que aplique diferentes tamaños de columnas dependiendo cada uno de los responsive breakpoints de bootstrap. (0.2 puntos)<text:s/></text:p>
      <text:p text:style-name="Normal">-<text:tab/>Utilidad de borde. (0.1 puntos)<text:s/></text:p>
      <text:p text:style-name="P3">-<text:tab/>Aplicar un margen y padding distinto a un elemento dependiendo de los responsive breakpoints. (0.2 puntos)<text:s/></text:p>
      <text:p text:style-name="Normal">-<text:tab/>Utilidades de texto (0.1 puntos)<text:s/></text:p>
      <text:p text:style-name="Normal">-<text:tab/>Utilidades de Imágenes (0.2 puntos)<text:s/></text:p>
      <text:p text:style-name="Normal">-<text:tab/>Utilidades de embed (0.2<text:s/>puntos)<text:s/></text:p>
      <text:p text:style-name="Normal">-<text:tab/>Utilidad de visibilidad (0.2 puntos)<text:s/></text:p>
      <text:p text:style-name="Normal">-<text:tab/>Tablas (0.2 puntos)<text:s/></text:p>
      <text:p text:style-name="Normal">-<text:tab/>Incluir iconos soportados por bootstrap. (0.2 puntos)<text:s/></text:p>
      <text:p text:style-name="Normal">-<text:tab/>Componentes<text:s/></text:p>
      <text:p text:style-name="P4"><text:span text:style-name="T5">■</text:span><text:s/>Collapse (0.3 puntos)<text:s/></text:p>
      <text:p text:style-name="P6"><text:span text:style-name="T7">■</text:span><text:s/>Breadcrumb (0.2 puntos)<text:s/></text:p>
      <text:p text:style-name="P8"><text:span text:style-name="T9">■</text:span><text:s/>Botones (0.2 puntos)<text:s/><text:span text:style-name="T10">HECHO 1</text:span></text:p>
      <text:p text:style-name="P11"><text:span text:style-name="T12">■</text:span><text:s/>Grupo de botones (0.2 puntos)<text:s/></text:p>
      <text:p text:style-name="P13"><text:span text:style-name="T14">■</text:span><text:s/>Dropdown (0.3 puntos)<text:s/><text:span text:style-name="T15">HECHO</text:span></text:p>
      <text:soft-page-break/>
      <text:p text:style-name="P16"><text:span text:style-name="T17">■</text:span><text:s/>Nav (0.2 puntos)</text:p>
      <text:p text:style-name="P18"><text:s/><text:tab/><text:span text:style-name="T19">■</text:span><text:s/>NavBar (0.2 puntos) <text:s/><text:tab/><text:span text:style-name="T20">HECHO</text:span></text:p>
      <text:p text:style-name="P21"><text:span text:style-name="T22">■</text:span><text:s/>Badges (0.2 puntos)<text:s/></text:p>
      <text:p text:style-name="P23"><text:span text:style-name="T24">■</text:span><text:s/>Alertas (0.3 puntos)<text:s/></text:p>
      <text:p text:style-name="P25"><text:span text:style-name="T26">■</text:span><text:s/>Carousel (0.3 puntos)<text:s/><text:span text:style-name="T27">HECHO</text:span></text:p>
      <text:p text:style-name="P28"><text:span text:style-name="T29">■</text:span><text:s/>Jumbotron (0.3 puntos)<text:s/></text:p>
      <text:p text:style-name="P30"><text:span text:style-name="T31">■</text:span><text:s/>Forms (0.3 puntos)<text:s/></text:p>
      <text:p text:style-name="P32"><text:span text:style-name="T33">■</text:span><text:s/>Validaci<text:span text:style-name="T34">ó</text:span>n de forms (0.3 puntos)<text:s/></text:p>
      <text:p text:style-name="P35"><text:span text:style-name="T36">■</text:span><text:s/>Input Group (0.3 puntos)<text:s/></text:p>
      <text:p text:style-name="P37"><text:span text:style-name="T38">■</text:span><text:s/>Modal (0.3 puntos)<text:s/></text:p>
      <text:p text:style-name="P39"><text:span text:style-name="T40">■</text:span><text:s/>Tooltip (0.2 puntos)<text:s/></text:p>
      <text:p text:style-name="P41"><text:span text:style-name="T42">■</text:span><text:s/>PopOver (0.2 puntos)<text:s/></text:p>
      <text:p text:style-name="P43"><text:span text:style-name="T44">■</text:span><text:s/>Progress (0.3 puntos)<text:s/></text:p>
      <text:p text:style-name="P45"><text:span text:style-name="T46">■</text:span><text:s/>ListGroup (0.3 puntos)<text:s/></text:p>
      <text:p text:style-name="P47"><text:span text:style-name="T48">■</text:span><text:s/>Scrollspy (0.3 puntos)<text:s/></text:p>
      <text:p text:style-name="P49"><text:span text:style-name="T50">■</text:span><text:s/>Pagination (0.3 puntos)<text:s/></text:p>
      <text:p text:style-name="P51"><text:span text:style-name="T52">■</text:span><text:s/>Card (0.3 puntos)<text:s/><text:span text:style-name="T53">HECHO</text:span></text:p>
      <text:p text:style-name="P54"><text:span text:style-name="T55">■</text:span><text:s/>Media Object (0.3 puntos)<text:s/></text:p>
      <text:p text:style-name="P56"/>
      <text:p text:style-name="P57">●<text:s/>Constancia y claridad (1 punto): ○ Se mide la constancia en la curva de commits a lo largo del proyecto:<text:s/></text:p>
      <text:p text:style-name="P58"><text:span text:style-name="T59">■</text:span><text:s/>si la gr<text:span text:style-name="T60">á</text:span>fica es constante se obtendr<text:span text:style-name="T61">á</text:span><text:s/>la m<text:span text:style-name="T62">á</text:span>xima puntuación (0.6 puntos)<text:s/></text:p>
      <text:p text:style-name="P63"><text:span text:style-name="T64">■</text:span><text:s/>si la curva es lineal se obtiene una puntuaci<text:span text:style-name="T65">ó</text:span>n media (0.3 puntos)<text:s/></text:p>
      <text:p text:style-name="P66"><text:span text:style-name="T67">■</text:span><text:s/>si<text:s/>la curva es exponencial se obtendr<text:span text:style-name="T68">á</text:span><text:s/>la m<text:span text:style-name="T69">í</text:span>nima puntuación y las curvas (0 puntos)</text:p>
      <text:p text:style-name="Normal">-<text:tab/><text:s/>Se tendrá en cuenta la claridad del código y la buena estructuración del proyecto (0.4 puntos)<text:s/></text:p>
      <text:p text:style-name="Normal">Debe indicarse en el README sobre qué trata nuestro trabajo y qué funcionalidades tiene.<text:s/></text:p>
      <text:p text:style-name="Normal">Debe indicarse en el README y en comentarios HTML dónde se ha aplicado cada uno de los apartados del trabajo Todos lo que se aplique al proyecto, debe tener sentido, no se puede incluir componentes y utilidades por que sí, sin darle una utilidad real en la web. Deberá entregarse al profesor el enlace del repositorio git, el proyecto (repositorio) debe llamarse Trabajo2DIW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smayao Barto</meta:initial-creator>
    <dc:creator>Elesmayao Barto</dc:creator>
    <meta:creation-date>2020-02-15T18:02:00Z</meta:creation-date>
    <dc:date>2020-02-17T23:58:00Z</dc:date>
    <meta:print-date>2020-02-15T18:08:00Z</meta:print-date>
    <meta:template xlink:href="Normal" xlink:type="simple"/>
    <meta:editing-cycles>2</meta:editing-cycles>
    <meta:editing-duration>PT6420S</meta:editing-duration>
    <meta:document-statistic meta:page-count="2" meta:paragraph-count="5" meta:word-count="407" meta:character-count="2645" meta:row-count="18" meta:non-whitespace-character-count="2243"/>
  </office:meta>
</office:document-meta>
</file>